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создай полноценный список тем чтобы понять из чего состоит и что нужно изучать</text:p>
      <text:p text:style-name="Standard">ChatGPT</text:p>
      <text:p text:style-name="P1">ChatGPT</text:p>
      <text:p text:style-name="Text_20_body">Конечно, вот полноценный список тем, которые стоит изучить для понимания разработки тем в WordPress:</text:p>
      <text:list xml:id="list9035502862685055316" text:style-name="L1">
        <text:list-item>
          <text:p text:style-name="P2"><text:span text:style-name="Strong_20_Emphasis">HTML и CSS</text:span>:</text:p>
          <text:list>
            <text:list-item>
              <text:p text:style-name="P3">Основы HTML: разметка страницы, теги, элементы.</text:p>
            </text:list-item>
            <text:list-item>
              <text:p text:style-name="P3">Основы CSS: стилизация элементов, селекторы, свойства CSS.</text:p>
            </text:list-item>
          </text:list>
        </text:list-item>
        <text:list-item>
          <text:p text:style-name="P2"><text:span text:style-name="Strong_20_Emphasis">PHP</text:span>:</text:p>
          <text:list>
            <text:list-item>
              <text:p text:style-name="P3">Основы PHP: переменные, условные операторы, циклы.</text:p>
            </text:list-item>
            <text:list-item>
              <text:p text:style-name="P3">Шаблонизация в PHP: работа с шаблонами страниц в WordPress.</text:p>
            </text:list-item>
          </text:list>
        </text:list-item>
        <text:list-item>
          <text:p text:style-name="P2"><text:span text:style-name="Strong_20_Emphasis">WordPress API</text:span>:</text:p>
          <text:list>
            <text:list-item>
              <text:p text:style-name="P3">Функции WordPress: работа с контентом, пользователями, настройками.</text:p>
            </text:list-item>
            <text:list-item>
              <text:p text:style-name="P3">Шаблонные теги и функции: использование функций и тегов для вывода контента в шаблонах страниц.</text:p>
            </text:list-item>
          </text:list>
        </text:list-item>
        <text:list-item>
          <text:p text:style-name="P2"><text:span text:style-name="Strong_20_Emphasis">Темы WordPress</text:span>:</text:p>
          <text:list>
            <text:list-item>
              <text:p text:style-name="P3">Структура темы: файлы и папки, их назначение.</text:p>
            </text:list-item>
            <text:list-item>
              <text:p text:style-name="P3">Шаблоны страниц: создание кастомных шаблонов для различных типов страниц.</text:p>
            </text:list-item>
            <text:list-item>
              <text:p text:style-name="P3">Файлы стилей: использование CSS для стилизации элементов темы.</text:p>
            </text:list-item>
            <text:list-item>
              <text:p text:style-name="P3">Файлы скриптов: добавление и управление JavaScript в теме.</text:p>
            </text:list-item>
          </text:list>
        </text:list-item>
        <text:list-item>
          <text:p text:style-name="P2"><text:span text:style-name="Strong_20_Emphasis">Расширенные концепции</text:span>:</text:p>
          <text:list>
            <text:list-item>
              <text:p text:style-name="P3">Кастомные типы записей: создание новых типов записей и таксономий.</text:p>
            </text:list-item>
            <text:list-item>
              <text:p text:style-name="P3">Кастомные поля: добавление дополнительной информации к записям и страницам.</text:p>
            </text:list-item>
            <text:list-item>
              <text:p text:style-name="P3">Хуки и фильтры: использование хуков для расширения функциональности темы.</text:p>
            </text:list-item>
          </text:list>
        </text:list-item>
        <text:list-item>
          <text:p text:style-name="P2"><text:span text:style-name="Strong_20_Emphasis">Адаптивный дизайн</text:span>:</text:p>
          <text:list>
            <text:list-item>
              <text:p text:style-name="P3">Медиазапросы: создание адаптивных стилей для различных устройств.</text:p>
            </text:list-item>
            <text:list-item>
              <text:p text:style-name="P3">Flexbox и Grid: использование современных методов верстки для создания адаптивных макетов.</text:p>
            </text:list-item>
          </text:list>
        </text:list-item>
        <text:list-item>
          <text:p text:style-name="P2"><text:span text:style-name="Strong_20_Emphasis">Оптимизация и безопасность</text:span>:</text:p>
          <text:list>
            <text:list-item>
              <text:p text:style-name="P3">Оптимизация скорости загрузки: минификация CSS и JavaScript, оптимизация изображений.</text:p>
            </text:list-item>
            <text:list-item>
              <text:p text:style-name="P3">Безопасность темы: защита от SQL-инъекций, XSS и других уязвимостей.</text:p>
            </text:list-item>
          </text:list>
        </text:list-item>
        <text:list-item>
          <text:p text:style-name="P2"><text:span text:style-name="Strong_20_Emphasis">Управление контентом</text:span>:</text:p>
          <text:list>
            <text:list-item>
              <text:p text:style-name="P3">Пользовательские меню: создание и управление меню в административной панели.</text:p>
            </text:list-item>
            <text:list-item>
              <text:p text:style-name="P3">Виджеты: использование виджетов для добавления дополнительного контента на сайт.</text:p>
            </text:list-item>
          </text:list>
        </text:list-item>
        <text:list-item>
          <text:p text:style-name="P2"><text:span text:style-name="Strong_20_Emphasis">Локализация и мультиязычность</text:span>:</text:p>
          <text:list>
            <text:list-item>
              <text:p text:style-name="P3">Создание мультиязычных тем: использование функциональности WordPress для локализации темы.</text:p>
            </text:list-item>
          </text:list>
        </text:list-item>
        <text:list-item>
          <text:p text:style-name="P2"><text:span text:style-name="Strong_20_Emphasis">Тестирование и отладка</text:span>:</text:p>
          <text:list>
            <text:list-item>
              <text:p text:style-name="P3">Отладка PHP: использование инструментов для отслеживания и исправления <text:soft-page-break/>ошибок в PHP.</text:p>
            </text:list-item>
            <text:list-item>
              <text:p text:style-name="P2">Тестирование темы: проверка темы на различных браузерах и устройствах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9S</meta:editing-duration>
    <meta:editing-cycles>3</meta:editing-cycles>
    <meta:generator>OpenOffice/4.1.14$Win32 OpenOffice.org_project/4114m1$Build-9811</meta:generator>
    <dc:date>2024-05-01T22:12:27.09</dc:date>
    <meta:document-statistic meta:table-count="0" meta:image-count="0" meta:object-count="0" meta:page-count="2" meta:paragraph-count="36" meta:word-count="275" meta:character-count="1956"/>
    <dc:creator>Dima Wide</dc:creator>
    <meta:user-defined meta:name="Info 1"/>
    <meta:user-defined meta:name="Info 2"/>
    <meta:user-defined meta:name="Info 3"/>
    <meta:user-defined meta:name="Info 4"/>
  </office:meta>
</office:document-meta>
</file>